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officeooo:paragraph-rsid="0000e1d6"/>
    </style:style>
    <style:style style:name="T1" style:family="text">
      <style:text-properties fo:font-variant="normal" fo:text-transform="none" fo:color="#000000" loext:opacity="100%" style:font-name="apple-system" fo:font-size="9.75pt" fo:letter-spacing="normal" fo:font-style="normal" fo:font-weight="normal"/>
    </style:style>
    <style:style style:name="T2" style:family="text">
      <style:text-properties fo:font-variant="normal" fo:text-transform="none" fo:color="#000000" loext:opacity="100%" style:font-name="apple-system" fo:font-size="9.75pt" fo:letter-spacing="normal" fo:font-style="normal" fo:font-weight="normal" officeooo:rsid="0000e1d6"/>
    </style:style>
    <style:style style:name="T3" style:family="text">
      <style:text-properties officeooo:rsid="0000e1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1.096.000 в год без налога (1.758.000 в месяц)</text:span><text:line-break/><text:span text:style-name="T1">30.167.280 в год с налогом (2.513.940 в месяц)</text:span><text:line-break/><text:line-break/><text:span text:style-name="T1">1 начальник службы IT (150.000 в месяц)</text:span></text:p>
      <text:p text:style-name="P1"/>
      <text:p text:style-name="P1"><text:span text:style-name="T2">Управление запросами {</text:span><text:span text:style-name="T1"><text:line-break/><text:tab/>10 сотрудников кол-центра (25.000 в месяц)<text:line-break/><text:tab/>2 начальника смены (40.000 в месяц)<text:line-break/><text:tab/>Начальник службы ТП (65.000 в месяц)<text:line-break/></text:span><text:span text:style-name="T2">}</text:span></text:p>
      <text:p text:style-name="P1"/>
      <text:p text:style-name="P1"><text:span text:style-name="T2">Управление изменениями {<text:line-break/><text:tab/>4 программиста (72.000 в месяц)<text:line-break/><text:tab/>1 начальник службы ПРиС (145.000 в месяц)<text:line-break/>}</text:span><text:line-break/></text:p>
      <text:p text:style-name="P1"><text:span text:style-name="T3">Управление инцидентами {</text:span><text:line-break/><text:tab/><text:span text:style-name="T1">16 системных администраторов (35.000 в месяц)</text:span></text:p>
      <text:p text:style-name="P1"><text:span text:style-name="T1"><text:tab/><text:tab/></text:span><text:span text:style-name="T2">По 2 в 6 регионах, 4 в центральном</text:span><text:line-break/><text:tab/><text:span text:style-name="T1">3 ведущих системных администратора (50.000 в месяц)</text:span></text:p>
      <text:p text:style-name="P1"><text:span text:style-name="T1"><text:tab/><text:tab/></text:span><text:span text:style-name="T2">1 на 2 региона</text:span><text:line-break/><text:tab/><text:span text:style-name="T1">1 руководитель службы СА (70.000 в месяц)</text:span><text:line-break/><text:tab/><text:tab/><text:span text:style-name="T3">в центре сидит</text:span></text:p>
      <text:p text:style-name="P1"><text:span text:style-name="T3">}</text:span></text:p>
      <text:p text:style-name="P1"/>
      <text:p text:style-name="P1"><text:line-break/><text:span text:style-name="T1">38 сотрудников</text:span><text:line-break/><text:span text:style-name="T1">Средняя зарплата 46.263 в месяц (66.156, с учётом налогов)</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3:30:32.401435722</meta:creation-date>
    <dc:date>2022-03-17T13:46:40.026006194</dc:date>
    <meta:editing-duration>PT5M37S</meta:editing-duration>
    <meta:editing-cycles>2</meta:editing-cycles>
    <meta:generator>LibreOffice/7.0.4.2$Linux_X86_64 LibreOffice_project/00$Build-2</meta:generator>
    <meta:document-statistic meta:table-count="0" meta:image-count="0" meta:object-count="0" meta:page-count="1" meta:paragraph-count="8" meta:word-count="111" meta:character-count="692" meta:non-whitespace-character-count="572"/>
  </office:meta>
</office:document-meta>
</file>